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Python program to create a simple calculator</text:p>
      <text:p text:style-name="Normal"/>
      <text:p text:style-name="Normal">Import tkinter as tk</text:p>
      <text:p text:style-name="Normal"/>
      <text:p text:style-name="Normal">Def on_click(event):</text:p>
      <text:p text:style-name="Normal"><text:s text:c="4"/>Current_text = entry.get()</text:p>
      <text:p text:style-name="Normal"><text:s text:c="4"/>Text = event.widget.cget(“text”)</text:p>
      <text:p text:style-name="Normal"/>
      <text:p text:style-name="Normal"><text:s text:c="4"/>If text == “=”:</text:p>
      <text:p text:style-name="Normal"><text:s text:c="8"/>Try:</text:p>
      <text:p text:style-name="Normal"><text:s text:c="12"/>Result = eval(current_text)</text:p>
      <text:p text:style-name="Normal"><text:s text:c="12"/>Entry.delete(0, tk.END)</text:p>
      <text:p text:style-name="Normal"><text:s text:c="12"/>Entry.insert(tk.END, str(result))</text:p>
      <text:p text:style-name="Normal"><text:s text:c="8"/>Except Exception as e:</text:p>
      <text:p text:style-name="Normal"><text:s text:c="12"/>Entry.delete(0, tk.END)</text:p>
      <text:p text:style-name="Normal"><text:s text:c="12"/>Entry.insert(tk.END, “Error”)</text:p>
      <text:p text:style-name="Normal"><text:s text:c="4"/>Elif text == “C”:</text:p>
      <text:p text:style-name="Normal"><text:s text:c="8"/>Entry.delete(0, tk.END)</text:p>
      <text:p text:style-name="Normal"><text:s text:c="4"/>Else:</text:p>
      <text:p text:style-name="Normal"><text:s text:c="8"/>Entry.insert(tk.END, text)</text:p>
      <text:p text:style-name="Normal"/>
      <text:p text:style-name="Normal">Def create_button(text, row, col, col_span=1):</text:p>
      <text:p text:style-name="Normal"><text:s text:c="4"/>Button = tk.Button(root, text=text, font=(“Helvetica”, 18), bd=5)</text:p>
      <text:p text:style-name="Normal"><text:s text:c="4"/>Button.grid(row=row, column=col, columnspan=col_span, padx=5, pady=5)</text:p>
      <text:p text:style-name="Normal"><text:s text:c="4"/>Button.bind(“&lt;Button-1&gt;”, on_click) <text:s/># Bind the button click event to the on_click() function</text:p>
      <text:p text:style-name="Normal"><text:s text:c="4"/>Return button</text:p>
      <text:p text:style-name="Normal"/>
      <text:p text:style-name="Normal">Root = tk.Tk()</text:p>
      <text:p text:style-name="Normal">Root.title(“Calculator”)</text:p>
      <text:p text:style-name="Normal">Root.geometry(“300x400”)</text:p>
      <text:p text:style-name="Normal"/>
      <text:p text:style-name="Normal"/>
      <text:p text:style-name="Normal">Heading_label = tk.Label(root, text=”Calculator”, font=(“Helvetica”, 16, “bold”),highlightcolor=(“red”))</text:p>
      <text:p text:style-name="Normal">Heading_label.grid(row=0, column=0, columnspan=4, pady=20)</text:p>
      <text:p text:style-name="Normal"/>
      <text:p text:style-name="Normal">Entry = tk.Entry(root, font=(“Helvetica”, 24), bd=5, justify=tk.RIGHT)</text:p>
      <text:p text:style-name="Normal">Entry.grid(row=1, column=0, columnspan=4, padx=10, pady=10)</text:p>
      <text:p text:style-name="Normal"/>
      <text:p text:style-name="Normal"/>
      <text:p text:style-name="Normal">Create_button(“7”, 2, 0)</text:p>
      <text:p text:style-name="Normal">Create_button(“8”, 2, 1)</text:p>
      <text:p text:style-name="Normal">Create_button(“9”, 2, 2)</text:p>
      <text:p text:style-name="Normal">Create_button(“/”, 2, 3)</text:p>
      <text:p text:style-name="Normal"/>
      <text:p text:style-name="Normal">Create_button(“4”, 3, 0)</text:p>
      <text:p text:style-name="Normal">Create_button(“5”, 3, 1)</text:p>
      <text:p text:style-name="Normal">Create_button(“6”, 3, 2)</text:p>
      <text:p text:style-name="Normal">Create_button(“*”, 3, 3)</text:p>
      <text:p text:style-name="Normal"/>
      <text:p text:style-name="Normal">Create_button(“1”, 4, 0)</text:p>
      <text:p text:style-name="Normal">Create_button(“2”, 4, 1)</text:p>
      <text:p text:style-name="Normal">Create_button(“3”, 4, 2)</text:p>
      <text:p text:style-name="Normal">Create_button(“-“, 4, 3)</text:p>
      <text:p text:style-name="Normal"/>
      <text:p text:style-name="Normal">Create_button(“0”, 5, 0)</text:p>
      <text:p text:style-name="Normal">Create_button(“.”, 5, 1)</text:p>
      <text:p text:style-name="Normal">Create_button(“=”, 5, 2)</text:p>
      <text:p text:style-name="Normal">Create_button(“+”, 5, 3)</text:p>
      <text:p text:style-name="Normal"/>
      <text:p text:style-name="Normal">Create_button(“C”, 6, 0, 3)</text:p>
      <text:p text:style-name="Normal"/>
      <text:p text:style-name="Normal">Root.mainloop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TA MANISH REDDY</meta:initial-creator>
    <dc:creator>KOTA MANISH REDDY</dc:creator>
    <meta:creation-date>2023-10-28T17:10:00Z</meta:creation-date>
    <dc:date>2023-10-28T17:10:00Z</dc:date>
    <meta:template xlink:href="Normal.dotm" xlink:type="simple"/>
    <meta:editing-cycles>2</meta:editing-cycles>
    <meta:editing-duration>PT0S</meta:editing-duration>
    <meta:document-statistic meta:page-count="1" meta:paragraph-count="3" meta:word-count="245" meta:character-count="1643" meta:row-count="11" meta:non-whitespace-character-count="1401"/>
  </office:meta>
</office:document-meta>
</file>